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do text</text:p><text:p text:style-name="P14">from document(at=header, format='odt')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do text</text:p><text:p text:style-name="P13">from document(at=reference, format='odt')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do text if len(self.getApplicants()) &gt; 1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do text if not len(self.getApplicants()) &gt; 1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do text</text:p><text:p text:style-name="P14">from document(at=header, format='odt')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do text</text:p><text:p text:style-name="P13">from document(at=reference, format='odt')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do text if len(self.getApplicants()) &gt; 1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do text if not len(self.getApplicants()) &gt; 1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1T15:56:51</dc:date>
    <dc:creator>sde </dc:creator>
    <meta:editing-duration>PT7H47M20S</meta:editing-duration>
    <meta:editing-cycles>45</meta:editing-cycles>
    <meta:generator>LibreOffice/3.3$Unix LibreOffice_project/330m19$Build-202</meta:generator>
    <meta:document-statistic meta:table-count="1" meta:image-count="0" meta:object-count="0" meta:page-count="2" meta:paragraph-count="40" meta:word-count="151" meta:character-count="1258"/>
  </office:meta>
</office:document-meta>
</file>